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4284"/>
    </style:style>
    <style:style style:name="P2" style:family="paragraph" style:parent-style-name="Standard">
      <style:paragraph-properties fo:text-align="start" style:justify-single-word="false"/>
      <style:text-properties officeooo:paragraph-rsid="00144284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44284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44284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44284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44284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58420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9026967198721458473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2137809907278" text:continue-numbering="true" text:style-name="L1">
        <text:list-item>
          <text:p text:style-name="P4">A car starts from a stop at a traffic light that has just turned green. <text:s/>The car accelerates at a rate of 3 m/s<text:span text:style-name="T1">2</text:span><text:span text:style-name="T3">. <text:s/>How fast is the car traveling after 5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52138609328571" text:continue-numbering="true" text:style-name="L1">
        <text:list-item>
          <text:p text:style-name="P5">You are riding your bike at a speed of 4 m/s when you see a large dog behind you. <text:s/>In an effort to outrun the dog, you accelerate to 20 m/s over the course of the next 8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52139317971016" text:continue-numbering="true" text:style-name="L1">
        <text:list-item>
          <text:p text:style-name="P4"><text:span text:style-name="T3">You are skydiving, and are falling at your terminal velocity of 60 m/s. <text:s/>You pull your parachute, and decelerate to a speed of 10 m/s, at a rate of 5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52138162499251" text:continue-numbering="true" text:style-name="L1">
        <text:list-item>
          <text:p text:style-name="P5">A car is driving on Lee Trevino at 20 m/s when the driver sees a red light. <text:s/>The driver slows the car to a stop over the next 8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52137924508596" text:continue-numbering="true" text:style-name="L1">
        <text:list-item>
          <text:p text:style-name="P5"><text:soft-page-break/>Lauren is walking at 2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52137564218463" text:continue-numbering="true" text:style-name="L1">
        <text:list-item>
          <text:p text:style-name="P5">A plane is traveling 250 m/s when it touches down on the runway while landing. <text:s/>It comes to a complete stop in 25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52138725438199" text:continue-numbering="true" text:style-name="L1">
        <text:list-item>
          <text:p text:style-name="P5">Elijah is driving a car with a top acceleration of 12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52137943994821" text:continue-numbering="true" text:style-name="L1">
        <text:list-item>
          <text:p text:style-name="P6"><text:span text:style-name="T3">Celina is marching forward at a speed of 1 m/s when she starts to march backward at a speed of 2 m/s. <text:s/>If she accelerates at 12 m/s</text:span><text:span text:style-name="T1">2</text:span><text:span text:style-name="T3">, how much time will the change tak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9-06T15:21:37.234280873" text:date-adjust="PT24H00M00S">09/0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25.719458567</meta:creation-date>
    <meta:editing-duration>PT1M43S</meta:editing-duration>
    <meta:editing-cycles>6</meta:editing-cycles>
    <meta:generator>LibreOffice/4.3.7.2$Linux_X86_64 LibreOffice_project/430$Build-2</meta:generator>
    <meta:initial-creator>Jonas Williamson</meta:initial-creator>
    <dc:date>2016-09-06T15:21:37.195985117</dc:date>
    <meta:document-statistic meta:table-count="0" meta:image-count="2" meta:object-count="0" meta:page-count="2" meta:paragraph-count="12" meta:word-count="325" meta:character-count="1674" meta:non-whitespace-character-count="1321"/>
  </office:meta>
</office:document-meta>
</file>